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fbf" officeooo:paragraph-rsid="001e6c9f"/>
    </style:style>
    <style:style style:name="P2" style:family="paragraph" style:parent-style-name="Standard">
      <style:text-properties officeooo:rsid="00192e5e" officeooo:paragraph-rsid="001e6c9f"/>
    </style:style>
    <style:style style:name="P3" style:family="paragraph" style:parent-style-name="Standard">
      <style:text-properties officeooo:paragraph-rsid="001e6c9f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e6c9f" style:font-weight-asian="bold" style:font-weight-complex="bold"/>
    </style:style>
    <style:style style:name="T1" style:family="text">
      <style:text-properties officeooo:rsid="001c3ead"/>
    </style:style>
    <style:style style:name="T2" style:family="text">
      <style:text-properties officeooo:rsid="00192e5e"/>
    </style:style>
    <style:style style:name="T3" style:family="text">
      <style:text-properties officeooo:rsid="001a9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ADRILATERALS <text:span text:style-name="T1">-II</text:span></text:p>
      <text:p text:style-name="P3"/>
      <text:p text:style-name="P3">Solve:</text:p>
      <text:p text:style-name="P3"/>
      <text:p text:style-name="P3"><text:span text:style-name="T2">1. Two adjacent angles of a parallelogram are in the ratio 4:5 . Find their measures.</text:span></text:p>
      <text:p text:style-name="P3"/>
      <text:p text:style-name="P2">2. The ratio of exterior angle to interior angle of a regular polygon is 1: 4 . Find the number of sides of the polygon.</text:p>
      <text:p text:style-name="P2"/>
      <text:p text:style-name="P2"><text:span text:style-name="T3">3. </text:span>Each interior angle of a polygon is 108 degrees. Find the number of sides of the polygon.</text:p>
      <text:p text:style-name="P2"/>
      <text:p text:style-name="P2"><text:span text:style-name="T3">4. </text:span>One of the diagonals of a rhombus and its sides are equal. Find the angles of the rhombus. </text:p>
      <text:p text:style-name="P2"/>
      <text:p text:style-name="P2"><text:span text:style-name="T3">5. </text:span>HOPE <text:s/>is a rectagle. Its diagonals meet at G. If HG = 5x +1 and EG = 4x + 19. Find x .</text:p>
      <text:p text:style-name="P2"/>
      <text:p text:style-name="P2"><text:span text:style-name="T3">6. </text:span>How many non-overlapping triangles can we make in <text:span text:style-name="T1">a </text:span><text:s/>n-gon by joining the vertices?</text:p>
      <text:p text:style-name="P2"/>
      <text:p text:style-name="P2"><text:span text:style-name="T3">7. </text:span>If two adjacent angles of a parallelogram are 5x - 5 and 10x + 35 degrees, then what is the ratio of these angles . </text:p>
      <text:p text:style-name="P2"/>
      <text:p text:style-name="P1">8. The diagonals of a rhombus are 8 cm and 15 cm. Find its side. </text:p>
      <text:p text:style-name="P1"/>
      <text:p text:style-name="P1">9. In a rectangle ABCD, AB = 25 cm and BC = 15 cm. In what ratio does the bisector of angle C divide ABCD?</text:p>
      <text:p text:style-name="P1"/>
      <text:p text:style-name="P1">10. <text:s/>A playground in the town is in the form of a kite. The perimeter is 106 metres. I<text:span text:style-name="T1">f</text:span> one of its sides is 23 metres, what are the lengths of other three side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2:34:44.989760252</meta:creation-date>
    <dc:date>2014-08-27T12:37:52.557791176</dc:date>
    <meta:editing-duration>P0D</meta:editing-duration>
    <meta:editing-cycles>1</meta:editing-cycles>
    <meta:document-statistic meta:table-count="0" meta:image-count="0" meta:object-count="0" meta:page-count="1" meta:paragraph-count="12" meta:word-count="220" meta:character-count="1041" meta:non-whitespace-character-count="827"/>
    <meta:generator>LibreOffice/4.2.4.2$Linux_x86 LibreOffice_project/420m0$Build-2</meta:generator>
  </office:meta>
</office:document-meta>
</file>